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0.25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15cm" fo:break-before="auto" style:use-optimal-row-height="true"/>
    </style:style>
    <style:style style:name="ro4" style:family="table-row">
      <style:table-row-properties style:row-height="1.078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1st" table:style-name="ta1" table:print="false">
        <table:table-column table:style-name="co1" table:number-columns-repeated="6" table:default-cell-style-name="Default"/>
        <table:table-row table:style-name="ro1">
          <table:table-cell office:value-type="string">
            <text:p>テキスト</text:p>
          </table:table-cell>
          <table:table-cell office:value-type="string">
            <text:p>頁</text:p>
          </table:table-cell>
          <table:table-cell office:value-type="string">
            <text:p>段落</text:p>
          </table:table-cell>
          <table:table-cell office:value-type="string">
            <text:p>行数</text:p>
          </table:table-cell>
          <table:table-cell office:value-type="string">
            <text:p>氏名</text:p>
          </table:table-cell>
          <table:table-cell office:value-type="string">
            <text:p>質問内容</text:p>
          </table:table-cell>
        </table:table-row>
        <table:table-row table:style-name="ro2">
          <table:table-cell office:value-type="string">
            <text:p>JPL</text:p>
          </table:table-cell>
          <table:table-cell office:value-type="float" office:value="4">
            <text:p>4</text:p>
          </table:table-cell>
          <table:table-cell office:value-type="float" office:value="1">
            <text:p>1</text:p>
          </table:table-cell>
          <table:table-cell office:value-type="float" office:value="3">
            <text:p>3</text:p>
          </table:table-cell>
          <table:table-cell office:value-type="string">
            <text:p>宮原</text:p>
          </table:table-cell>
          <table:table-cell office:value-type="string">
            <text:p>基本データ型とラッパークラスのオブジェクト間で変換を自動的に行う、の具体的な例は？→p.10の2行目？</text:p>
          </table:table-cell>
        </table:table-row>
        <table:table-row table:style-name="ro1">
          <table:table-cell office:value-type="string">
            <text:p>JPL</text:p>
          </table:table-cell>
          <table:table-cell table:number-columns-repeated="2" office:value-type="float" office:value="4">
            <text:p>4</text:p>
          </table:table-cell>
          <table:table-cell office:value-type="float" office:value="1">
            <text:p>1</text:p>
          </table:table-cell>
          <table:table-cell office:value-type="string">
            <text:p>宮原</text:p>
          </table:table-cell>
          <table:table-cell office:value-type="string">
            <text:p>変数宣言を簡略した形式で行なっています。と書いてあるが、簡略しない場合どうなるのか？</text:p>
          </table:table-cell>
        </table:table-row>
        <table:table-row table:style-name="ro1">
          <table:table-cell office:value-type="string">
            <text:p>JPL</text:p>
          </table:table-cell>
          <table:table-cell office:value-type="float" office:value="7">
            <text:p>7</text:p>
          </table:table-cell>
          <table:table-cell office:value-type="float" office:value="4">
            <text:p>4</text:p>
          </table:table-cell>
          <table:table-cell office:value-type="float" office:value="5">
            <text:p>5</text:p>
          </table:table-cell>
          <table:table-cell office:value-type="string">
            <text:p>宮原</text:p>
          </table:table-cell>
          <table:table-cell office:value-type="string">
            <text:p>文字コードは気にしたほうがいいのか？</text:p>
          </table:table-cell>
        </table:table-row>
        <table:table-row table:style-name="ro1">
          <table:table-cell office:value-type="string">
            <text:p>JPL</text:p>
          </table:table-cell>
          <table:table-cell office:value-type="float" office:value="11">
            <text:p>11</text:p>
          </table:table-cell>
          <table:table-cell office:value-type="float" office:value="3">
            <text:p>3</text:p>
          </table:table-cell>
          <table:table-cell office:value-type="float" office:value="2">
            <text:p>2</text:p>
          </table:table-cell>
          <table:table-cell office:value-type="string">
            <text:p>宮原</text:p>
          </table:table-cell>
          <table:table-cell office:value-type="string">
            <text:p>メソッドにオブジェクトを渡すとき、コピーが生成されることはない、ということ？</text:p>
          </table:table-cell>
        </table:table-row>
        <table:table-row table:style-name="ro2">
          <table:table-cell office:value-type="string">
            <text:p>JPL</text:p>
          </table:table-cell>
          <table:table-cell office:value-type="float" office:value="12">
            <text:p>12</text:p>
          </table:table-cell>
          <table:table-cell office:value-type="float" office:value="5">
            <text:p>5</text:p>
          </table:table-cell>
          <table:table-cell office:value-type="float" office:value="4">
            <text:p>4</text:p>
          </table:table-cell>
          <table:table-cell office:value-type="string">
            <text:p>宮原</text:p>
          </table:table-cell>
          <table:table-cell office:value-type="string">
            <text:p>Pointクラス内にPointクラスを定義している、ということ？</text:p>
          </table:table-cell>
        </table:table-row>
        <table:table-row table:style-name="ro1">
          <table:table-cell office:value-type="string">
            <text:p>JPL</text:p>
          </table:table-cell>
          <table:table-cell office:value-type="float" office:value="12">
            <text:p>12</text:p>
          </table:table-cell>
          <table:table-cell office:value-type="float" office:value="5">
            <text:p>5</text:p>
          </table:table-cell>
          <table:table-cell office:value-type="float" office:value="7">
            <text:p>7</text:p>
          </table:table-cell>
          <table:table-cell office:value-type="string">
            <text:p>宮原</text:p>
          </table:table-cell>
          <table:table-cell office:value-type="string">
            <text:p>デフォルト値とは？</text:p>
          </table:table-cell>
        </table:table-row>
        <table:table-row table:style-name="ro2">
          <table:table-cell office:value-type="string">
            <text:p>JPL</text:p>
          </table:table-cell>
          <table:table-cell office:value-type="float" office:value="19">
            <text:p>19</text:p>
          </table:table-cell>
          <table:table-cell office:value-type="float" office:value="3">
            <text:p>3</text:p>
          </table:table-cell>
          <table:table-cell office:value-type="float" office:value="2">
            <text:p>2</text:p>
          </table:table-cell>
          <table:table-cell office:value-type="string">
            <text:p>宮原</text:p>
          </table:table-cell>
          <table:table-cell office:value-type="string">
            <text:p>書式化された変換は、java.util.Formatterクラスで行うことができます、の意味は？</text:p>
          </table:table-cell>
        </table:table-row>
        <table:table-row table:style-name="ro2">
          <table:table-cell office:value-type="string">
            <text:p>JPL</text:p>
          </table:table-cell>
          <table:table-cell office:value-type="float" office:value="24">
            <text:p>24</text:p>
          </table:table-cell>
          <table:table-cell office:value-type="float" office:value="3">
            <text:p>3</text:p>
          </table:table-cell>
          <table:table-cell office:value-type="float" office:value="1">
            <text:p>1</text:p>
          </table:table-cell>
          <table:table-cell office:value-type="string">
            <text:p>宮原</text:p>
          </table:table-cell>
          <table:table-cell office:value-type="string">
            <text:p>static で final である interface の使い道は？</text:p>
          </table:table-cell>
        </table:table-row>
        <table:table-row table:style-name="ro1">
          <table:table-cell office:value-type="string">
            <text:p>JPL</text:p>
          </table:table-cell>
          <table:table-cell office:value-type="float" office:value="24">
            <text:p>24</text:p>
          </table:table-cell>
          <table:table-cell office:value-type="float" office:value="5">
            <text:p>5</text:p>
          </table:table-cell>
          <table:table-cell office:value-type="float" office:value="1">
            <text:p>1</text:p>
          </table:table-cell>
          <table:table-cell office:value-type="string">
            <text:p>宮原</text:p>
          </table:table-cell>
          <table:table-cell office:value-type="string">
            <text:p>スーパータイプとサブタイプがよくわからない</text:p>
          </table:table-cell>
        </table:table-row>
        <table:table-row table:style-name="ro1">
          <table:table-cell office:value-type="string">
            <text:p>JPL</text:p>
          </table:table-cell>
          <table:table-cell office:value-type="float" office:value="29">
            <text:p>29</text:p>
          </table:table-cell>
          <table:table-cell table:number-columns-repeated="2" office:value-type="float" office:value="3">
            <text:p>3</text:p>
          </table:table-cell>
          <table:table-cell office:value-type="string">
            <text:p>宮原</text:p>
          </table:table-cell>
          <table:table-cell office:value-type="string">
            <text:p>チェックされる例外のほかの種類は？</text:p>
          </table:table-cell>
        </table:table-row>
        <table:table-row table:style-name="ro2">
          <table:table-cell office:value-type="string">
            <text:p>JPL</text:p>
          </table:table-cell>
          <table:table-cell office:value-type="float" office:value="51">
            <text:p>51</text:p>
          </table:table-cell>
          <table:table-cell office:value-type="float" office:value="4">
            <text:p>4</text:p>
          </table:table-cell>
          <table:table-cell office:value-type="float" office:value="1">
            <text:p>1</text:p>
          </table:table-cell>
          <table:table-cell office:value-type="string">
            <text:p>宮原</text:p>
          </table:table-cell>
          <table:table-cell office:value-type="string">
            <text:p>toStringが用意されているわけは？他にもto○○があるのか？</text:p>
          </table:table-cell>
        </table:table-row>
        <table:table-row table:style-name="ro2">
          <table:table-cell office:value-type="string">
            <text:p>JPL</text:p>
          </table:table-cell>
          <table:table-cell office:value-type="float" office:value="61">
            <text:p>61</text:p>
          </table:table-cell>
          <table:table-cell office:value-type="float" office:value="2">
            <text:p>2</text:p>
          </table:table-cell>
          <table:table-cell office:value-type="float" office:value="4">
            <text:p>4</text:p>
          </table:table-cell>
          <table:table-cell office:value-type="string">
            <text:p>宮原</text:p>
          </table:table-cell>
          <table:table-cell office:value-type="string">
            <text:p>関数の引数として定数AとBしか受け取れないようにする方法はあるのか？</text:p>
          </table:table-cell>
        </table:table-row>
      </table:table>
      <table:table table:name="2nd" table:style-name="ta1" table:print="false">
        <table:table-column table:style-name="co1" table:number-columns-repeated="6" table:default-cell-style-name="Default"/>
        <table:table-row table:style-name="ro1">
          <table:table-cell office:value-type="string">
            <text:p>テキスト</text:p>
          </table:table-cell>
          <table:table-cell office:value-type="string">
            <text:p>頁</text:p>
          </table:table-cell>
          <table:table-cell office:value-type="string">
            <text:p>段落</text:p>
          </table:table-cell>
          <table:table-cell office:value-type="string">
            <text:p>行数</text:p>
          </table:table-cell>
          <table:table-cell office:value-type="string">
            <text:p>氏名</text:p>
          </table:table-cell>
          <table:table-cell office:value-type="string">
            <text:p>質問内容</text:p>
          </table:table-cell>
        </table:table-row>
        <table:table-row table:style-name="ro2">
          <table:table-cell office:value-type="string">
            <text:p>JPL</text:p>
          </table:table-cell>
          <table:table-cell office:value-type="float" office:value="86">
            <text:p>86</text:p>
          </table:table-cell>
          <table:table-cell office:value-type="float" office:value="1">
            <text:p>1</text:p>
          </table:table-cell>
          <table:table-cell office:value-type="float" office:value="3">
            <text:p>3</text:p>
          </table:table-cell>
          <table:table-cell office:value-type="string">
            <text:p>宮原 良介</text:p>
          </table:table-cell>
          <table:table-cell office:value-type="string">
            <text:p>abstractメソッドを実装する際、引数等の変更はできない？</text:p>
          </table:table-cell>
        </table:table-row>
        <table:table-row table:style-name="ro2">
          <table:table-cell office:value-type="string">
            <text:p>JPL</text:p>
          </table:table-cell>
          <table:table-cell office:value-type="float" office:value="88">
            <text:p>88</text:p>
          </table:table-cell>
          <table:table-cell office:value-type="float" office:value="2">
            <text:p>2</text:p>
          </table:table-cell>
          <table:table-cell office:value-type="float" office:value="12">
            <text:p>12</text:p>
          </table:table-cell>
          <table:table-cell office:value-type="string">
            <text:p>宮原 良介</text:p>
          </table:table-cell>
          <table:table-cell office:value-type="string">
            <text:p>条件付きでcloneをサポートするとあるが、その中で、例えば保持している内容が複製できない場合とは？</text:p>
          </table:table-cell>
        </table:table-row>
        <table:table-row table:style-name="ro2">
          <table:table-cell office:value-type="string">
            <text:p>JPL</text:p>
          </table:table-cell>
          <table:table-cell office:value-type="float" office:value="91">
            <text:p>91</text:p>
          </table:table-cell>
          <table:table-cell office:value-type="float" office:value="2">
            <text:p>2</text:p>
          </table:table-cell>
          <table:table-cell office:value-type="float" office:value="16">
            <text:p>16</text:p>
          </table:table-cell>
          <table:table-cell office:value-type="string">
            <text:p>宮原 良介</text:p>
          </table:table-cell>
          <table:table-cell office:value-type="string">
            <text:p>IntegerStackオブジェクトを生成するのにnewを用いたとすると、IntegerStackを拡張しているオブジェクトにとっては正しくない、というところがわからない。Object.cloneを呼び出しても、正しい型になるのかどうかがよくわからない。</text:p>
          </table:table-cell>
        </table:table-row>
        <table:table-row table:style-name="ro2">
          <table:table-cell office:value-type="string">
            <text:p>JPL</text:p>
          </table:table-cell>
          <table:table-cell office:value-type="float" office:value="92">
            <text:p>92</text:p>
          </table:table-cell>
          <table:table-cell office:value-type="float" office:value="3">
            <text:p>3</text:p>
          </table:table-cell>
          <table:table-cell office:value-type="float" office:value="2">
            <text:p>2</text:p>
          </table:table-cell>
          <table:table-cell office:value-type="string">
            <text:p>宮原 良介</text:p>
          </table:table-cell>
          <table:table-cell office:value-type="string">
            <text:p>cloneメソッドが～決して生成しないように、とあるが、その下の段落で～の宣言をなくしたメソッドでcloneをメソッドをオーバーライドできるとある。そうすると、cloneメソッドが～決して生成しないように、ということはできない？</text:p>
          </table:table-cell>
        </table:table-row>
        <table:table-row table:style-name="ro2">
          <table:table-cell office:value-type="string">
            <text:p>Tiger</text:p>
          </table:table-cell>
          <table:table-cell office:value-type="float" office:value="68">
            <text:p>68</text:p>
          </table:table-cell>
          <table:table-cell office:value-type="float" office:value="1">
            <text:p>1</text:p>
          </table:table-cell>
          <table:table-cell office:value-type="float" office:value="4">
            <text:p>4</text:p>
          </table:table-cell>
          <table:table-cell office:value-type="string">
            <text:p>宮原 良介</text:p>
          </table:table-cell>
          <table:table-cell office:value-type="string">
            <text:p>各enum定数のordinalフィールド値を配列のインデックスとして使用すると、他のマップ実装よりも高速に動作するのはなぜ？他のマップ実装ではキーにハッシュとかを使っているから？</text:p>
          </table:table-cell>
        </table:table-row>
      </table:table>
      <table:table table:name="3rd" table:style-name="ta1" table:print="false">
        <table:table-column table:style-name="co1" table:number-columns-repeated="5" table:default-cell-style-name="Default"/>
        <table:table-column table:style-name="co2" table:default-cell-style-name="Default"/>
        <table:table-row table:style-name="ro1">
          <table:table-cell office:value-type="string">
            <text:p>テキスト</text:p>
          </table:table-cell>
          <table:table-cell office:value-type="string">
            <text:p>頁</text:p>
          </table:table-cell>
          <table:table-cell office:value-type="string">
            <text:p>段落</text:p>
          </table:table-cell>
          <table:table-cell office:value-type="string">
            <text:p>行数</text:p>
          </table:table-cell>
          <table:table-cell office:value-type="string">
            <text:p>氏名</text:p>
          </table:table-cell>
          <table:table-cell office:value-type="string">
            <text:p>質問内容</text:p>
          </table:table-cell>
        </table:table-row>
        <table:table-row table:style-name="ro3">
          <table:table-cell office:value-type="string">
            <text:p>JPL</text:p>
          </table:table-cell>
          <table:table-cell office:value-type="float" office:value="151">
            <text:p>151</text:p>
          </table:table-cell>
          <table:table-cell office:value-type="float" office:value="5">
            <text:p>5</text:p>
          </table:table-cell>
          <table:table-cell office:value-type="float" office:value="4">
            <text:p>4</text:p>
          </table:table-cell>
          <table:table-cell office:value-type="string">
            <text:p>宮原 </text:p>
          </table:table-cell>
          <table:table-cell office:value-type="string">
            <text:p>「例では、異なるサイズの新しい配列を配列変数iaにいつでも代入できます。」というのがよくわかりませんでした。</text:p>
            <text:p>生成済みの配列の大きさは変えられないけど、変数の参照先は変えられる、という理解であっていますか？</text:p>
          </table:table-cell>
        </table:table-row>
        <table:table-row table:style-name="ro4">
          <table:table-cell office:value-type="string">
            <text:p>JPL</text:p>
          </table:table-cell>
          <table:table-cell office:value-type="float" office:value="155">
            <text:p>155</text:p>
          </table:table-cell>
          <table:table-cell office:value-type="float" office:value="1">
            <text:p>1</text:p>
          </table:table-cell>
          <table:table-cell office:value-type="float" office:value="3">
            <text:p>3</text:p>
          </table:table-cell>
          <table:table-cell office:value-type="string">
            <text:p>宮原</text:p>
          </table:table-cell>
          <table:table-cell office:value-type="string">
            <text:p>不適切な参照が配列に保存されないことを保証する必要がある場合、とありますが、どのような場合でしょうか？</text:p>
            <text:p>保証する必要がない場合もあるのでしょうか？</text:p>
            <text:p>実行時に検査されるかどうかは、プログラマが選べるのでしょうか？</text:p>
          </table:table-cell>
        </table:table-row>
        <table:table-row table:style-name="ro2">
          <table:table-cell office:value-type="string">
            <text:p>JPL</text:p>
          </table:table-cell>
          <table:table-cell office:value-type="float" office:value="170">
            <text:p>170</text:p>
          </table:table-cell>
          <table:table-cell office:value-type="float" office:value="2">
            <text:p>2</text:p>
          </table:table-cell>
          <table:table-cell office:value-type="float" office:value="1">
            <text:p>1</text:p>
          </table:table-cell>
          <table:table-cell office:value-type="string">
            <text:p>宮原</text:p>
          </table:table-cell>
          <table:table-cell office:value-type="string">
            <text:p>「このSubsetでのセマンティックスは、SubsetのequalsとhashCodeをfinalと宣言して、それらのメソッドにデフォルトのObjectの振る舞いを持つように定義することで強制しています。」というのがよくわかりませんでした。equalsとhashCodeをオーバーライドできないようにすることで、Subset同士の比較の方法を変更できないようにしている、という理解であっていますか？</text:p>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
      <table:table table:name="4th" table:style-name="ta1" table:print="false">
        <table:table-column table:style-name="co1" table:number-columns-repeated="6" table:default-cell-style-name="Default"/>
        <table:table-row table:style-name="ro1">
          <table:table-cell office:value-type="string">
            <text:p>テキスト</text:p>
          </table:table-cell>
          <table:table-cell office:value-type="string">
            <text:p>頁</text:p>
          </table:table-cell>
          <table:table-cell office:value-type="string">
            <text:p>段落</text:p>
          </table:table-cell>
          <table:table-cell office:value-type="string">
            <text:p>行数</text:p>
          </table:table-cell>
          <table:table-cell office:value-type="string">
            <text:p>氏名</text:p>
          </table:table-cell>
          <table:table-cell office:value-type="string">
            <text:p>質問内容</text:p>
          </table:table-cell>
        </table:table-row>
        <table:table-row table:style-name="ro1">
          <table:table-cell office:value-type="string">
            <text:p>JPL</text:p>
          </table:table-cell>
          <table:table-cell office:value-type="float" office:value="257">
            <text:p>257</text:p>
          </table:table-cell>
          <table:table-cell office:value-type="float" office:value="2">
            <text:p>2</text:p>
          </table:table-cell>
          <table:table-cell office:value-type="float" office:value="1">
            <text:p>1</text:p>
          </table:table-cell>
          <table:table-cell/>
          <table:table-cell office:value-type="string">
            <text:p>エラーをプログラマに知らせる方法として、例外をスローする以外にどういう方法が使われるのでしょうか？標準出力以外にも何か方法があるのでしょうか？</text:p>
          </table:table-cell>
        </table:table-row>
        <table:table-row table:style-name="ro2">
          <table:table-cell/>
          <table:table-cell office:value-type="float" office:value="257">
            <text:p>257</text:p>
          </table:table-cell>
          <table:table-cell office:value-type="float" office:value="2">
            <text:p>2</text:p>
          </table:table-cell>
          <table:table-cell office:value-type="float" office:value="1">
            <text:p>1</text:p>
          </table:table-cell>
          <table:table-cell/>
          <table:table-cell office:value-type="string">
            <text:p>Javaでどういう例外が用意されていて、どの例外を使うのが適切かを決める方法はなにかあるのでしょうか？</text:p>
          </table:table-cell>
        </table:table-row>
        <table:table-row table:style-name="ro1">
          <table:table-cell/>
          <table:table-cell office:value-type="float" office:value="285">
            <text:p>285</text:p>
          </table:table-cell>
          <table:table-cell office:value-type="float" office:value="5">
            <text:p>5</text:p>
          </table:table-cell>
          <table:table-cell office:value-type="float" office:value="1">
            <text:p>1</text:p>
          </table:table-cell>
          <table:table-cell/>
          <table:table-cell office:value-type="string">
            <text:p>範囲の境界が透過であるか否か、の透過の意味がわかりませんでした。</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02">2012/07/02</text:date>, <text:time>00:02:2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yahara Ryosuke</meta:initial-creator>
    <meta:creation-date>2012-03-04T18:55:30.51</meta:creation-date>
    <dc:date>2012-07-02T00:02:25.62</dc:date>
    <meta:editing-duration>PT28H49M39S</meta:editing-duration>
    <meta:editing-cycles>23</meta:editing-cycles>
    <meta:generator>OpenOffice.org/3.2$Win32 OpenOffice.org_project/320m18$Build-9502</meta:generator>
    <dc:creator>Miyahara Ryosuke</dc:creator>
    <meta:document-statistic meta:table-count="4" meta:cell-count="175" meta:object-count="0"/>
  </office:meta>
</office:document-meta>
</file>